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db2" officeooo:paragraph-rsid="000f1db2"/>
    </style:style>
    <style:style style:name="P2" style:family="paragraph" style:parent-style-name="Standard">
      <style:text-properties officeooo:rsid="000f1db2" officeooo:paragraph-rsid="000fbb7e"/>
    </style:style>
    <style:style style:name="P3" style:family="paragraph" style:parent-style-name="Standard">
      <style:paragraph-properties fo:text-align="end" style:justify-single-word="false"/>
      <style:text-properties officeooo:rsid="000f1db2" officeooo:paragraph-rsid="000f1db2"/>
    </style:style>
    <style:style style:name="P4" style:family="paragraph" style:parent-style-name="Standard">
      <style:paragraph-properties fo:text-align="center" style:justify-single-word="false"/>
      <style:text-properties officeooo:rsid="000f1db2" officeooo:paragraph-rsid="000f1db2"/>
    </style:style>
    <style:style style:name="P5" style:family="paragraph" style:parent-style-name="Standard">
      <style:paragraph-properties fo:text-align="end" style:justify-single-word="false"/>
      <style:text-properties officeooo:rsid="000fbb7e" officeooo:paragraph-rsid="000fbb7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1db2" officeooo:paragraph-rsid="000f1db2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officeooo:rsid="000f1db2" officeooo:paragraph-rsid="000fbb7e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/>
      <style:text-properties officeooo:rsid="000f1db2" officeooo:paragraph-rsid="000fbb7e"/>
    </style:style>
    <style:style style:name="T1" style:family="text">
      <style:text-properties officeooo:rsid="000fbb7e"/>
    </style:style>
    <style:style style:name="T2" style:family="text">
      <style:text-properties officeooo:rsid="00103d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mrata Kundlik Mahadik</text:p>
      <text:p text:style-name="P3">B-101, Swami krupa park,</text:p>
      <text:p text:style-name="P3">Shirgaon, Badlapur</text:p>
      <text:p text:style-name="P3">Pincode 421503</text:p>
      <text:p text:style-name="P5">Date:29 november 2019</text:p>
      <text:p text:style-name="P5"/>
      <text:p text:style-name="P6">Sub: Contratulation pass from HSC bord</text:p>
      <text:p text:style-name="P4"/>
      <text:p text:style-name="P1">Dear <text:span text:style-name="T2">P</text:span>riya,</text:p>
      <text:p text:style-name="P2"><text:tab/>I know you are pass from HSC Bord in high score. Contratulation from High score in HSC. Your study is good then you get <text:span text:style-name="T1">good score in bord exam.</text:span></text:p>
      <text:p text:style-name="P2"><text:tab/><text:span text:style-name="T1">I am very happy from you get good marks in HSC bord exam. What are you deside from next education. </text:span></text:p>
      <text:p text:style-name="P2"><text:tab/><text:span text:style-name="T1">I wish you get alway good marks in all of exam. Return you contratulation from HSC marks. I wish you get success all in future. </text:span></text:p>
      <text:p text:style-name="P2"/>
      <text:p text:style-name="P8"><text:span text:style-name="T1">Your faithfully,</text:span></text:p>
      <text:p text:style-name="P7"><text:s/><text:span text:style-name="T1">Namrat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08:10:38.501299489</meta:creation-date>
    <dc:date>2019-11-29T08:51:29.266053908</dc:date>
    <meta:editing-duration>PT10M17S</meta:editing-duration>
    <meta:editing-cycles>1</meta:editing-cycles>
    <meta:document-statistic meta:table-count="0" meta:image-count="0" meta:object-count="0" meta:page-count="1" meta:paragraph-count="12" meta:word-count="99" meta:character-count="548" meta:non-whitespace-character-count="454"/>
    <meta:generator>LibreOffice/5.1.6.2$Linux_X86_64 LibreOffice_project/10m0$Build-2</meta:generator>
  </office:meta>
</office:document-meta>
</file>